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10000032000000198D033E9FAE7898548.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style>
    <style:style style:name="gr9" style:family="graphic" style:parent-style-name="預設_5f_1">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0.5cm" fo:text-align="start" style:text-autospace="ideograph-alpha" style:writing-mode="lr-tb"/>
      <style:text-properties fo:hyphenate="false"/>
    </style:style>
    <style:style style:name="P23"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style:paragraph-properties fo:line-height="0.6cm" fo:text-align="start" style:text-autospace="ideograph-alpha" style:writing-mode="lr-tb"/>
      <style:text-properties fo:hyphenate="false"/>
    </style:style>
    <style:style style:name="P25"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line-height="0.55cm" fo:text-align="start" style:text-autospace="ideograph-alpha" style:writing-mode="lr-tb"/>
      <style:text-properties fo:hyphenate="false"/>
    </style:style>
    <style:style style:name="P27"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0" style:family="paragraph">
      <style:paragraph-properties fo:line-height="100%" fo:text-align="start" style:text-autospace="ideograph-alpha" style:writing-mode="lr-tb"/>
      <style:text-properties fo:hyphenate="false"/>
    </style:style>
    <style:style style:name="P3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margin-left="0cm" fo:margin-right="0cm" fo:text-indent="0cm"/>
    </style:style>
    <style:style style:name="P33"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34" style:family="paragraph">
      <style:paragraph-properties fo:margin-left="0cm" fo:margin-right="0cm" fo:margin-top="0.396cm" fo:margin-bottom="0cm" fo:line-height="100%" fo:text-align="start" fo:text-indent="0cm"/>
    </style:style>
    <style:style style:name="P35"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36"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style:font-name-asian="PT Sans Narrow"/>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use-window-font-color="true" style:font-name="PT Sans Narrow" fo:font-size="15pt" style:font-name-asian="PT Sans Narrow" style:font-size-asian="15pt" style:font-size-complex="15pt"/>
    </style:style>
    <style:style style:name="T22" style:family="text">
      <style:text-properties style:use-window-font-color="true" style:font-name="PT Sans Narrow" fo:font-size="15pt" style:font-size-asian="15pt" style:font-size-complex="15pt"/>
    </style:style>
    <style:style style:name="T23" style:family="text">
      <style:text-properties style:font-name="PT Sans Narrow" fo:font-size="15pt" style:font-name-asian="PT Sans Narrow" style:font-size-asian="15pt" style:font-size-complex="15pt"/>
    </style:style>
    <style:style style:name="T24" style:family="text">
      <style:text-properties fo:color="#666666" style:font-name="PT Sans Narrow" fo:font-size="15pt" style:font-name-asian="PT Sans Narrow" style:font-size-asian="15pt" style:font-size-complex="15pt"/>
    </style:style>
    <style:style style:name="T25"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6" style:family="text">
      <style:text-properties fo:color="#ffffff" style:font-name="全字庫正楷體" fo:font-size="48pt" style:font-name-asian="全字庫正楷體" style:font-size-asian="48pt" style:font-size-complex="48pt"/>
    </style:style>
    <style:style style:name="T27"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say</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0"</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m2c -all mt9x9.mod -o mt9x9 ; ./mt9x9 *)</text:span></text:p>
          <text:p text:style-name="P22"><text:span text:style-name="T21"/></text:p>
          <text:p text:style-name="P22"><text:span text:style-name="T22">MODULE mt9x9;</text:span></text:p>
          <text:p text:style-name="P22"><text:span text:style-name="T22">IMPORT InOut;</text:span></text:p>
          <text:p text:style-name="P22"><text:span text:style-name="T22">VAR</text:span></text:p>
          <text:p text:style-name="P22"><text:span text:style-name="T22"><text:s text:c="2"/></text:span><text:span text:style-name="T22">i, j, k: CARDINAL;</text:span></text:p>
          <text:p text:style-name="P22"><text:span text:style-name="T22">BEGIN</text:span></text:p>
          <text:p text:style-name="P22"><text:span text:style-name="T22"><text:s text:c="4"/></text:span><text:span text:style-name="T22">FOR i:=1 TO 9 BY 3 DO</text:span></text:p>
          <text:p text:style-name="P22"><text:span text:style-name="T22"><text:s text:c="8"/></text:span><text:span text:style-name="T22">FOR j:=1 TO 9 DO</text:span></text:p>
          <text:p text:style-name="P22"><text:span text:style-name="T22"><text:s text:c="12"/></text:span><text:span text:style-name="T22">FOR k:=i TO i+2 DO</text:span></text:p>
          <text:p text:style-name="P22"><text:span text:style-name="T22"><text:s text:c="16"/></text:span><text:span text:style-name="T22">InOut.WriteInt(k, 1);</text:span></text:p>
          <text:p text:style-name="P22"><text:span text:style-name="T22"><text:s text:c="16"/></text:span><text:span text:style-name="T22">InOut.Write('x');</text:span></text:p>
          <text:p text:style-name="P22"><text:span text:style-name="T22"><text:s text:c="16"/></text:span><text:span text:style-name="T22">InOut.WriteInt(j, 1);</text:span></text:p>
          <text:p text:style-name="P22"><text:span text:style-name="T22"><text:s text:c="16"/></text:span><text:span text:style-name="T22">InOut.Write('=');</text:span></text:p>
          <text:p text:style-name="P22"><text:span text:style-name="T22"><text:s text:c="16"/></text:span><text:span text:style-name="T22">InOut.WriteInt(k*j, 2);</text:span></text:p>
          <text:p text:style-name="P22"><text:span text:style-name="T22"><text:s text:c="16"/></text:span><text:span text:style-name="T22">InOut.Write(11C);</text:span></text:p>
          <text:p text:style-name="P22"><text:span text:style-name="T22"><text:s text:c="12"/></text:span><text:span text:style-name="T22">END;</text:span></text:p>
          <text:p text:style-name="P22"><text:span text:style-name="T22"><text:s text:c="12"/></text:span><text:span text:style-name="T22">InOut.WriteLn;</text:span></text:p>
          <text:p text:style-name="P22"><text:span text:style-name="T22"><text:s text:c="8"/></text:span><text:span text:style-name="T22">END;</text:span></text:p>
          <text:p text:style-name="P22"><text:span text:style-name="T22"><text:s text:c="8"/></text:span><text:span text:style-name="T22">InOut.WriteLn;</text:span></text:p>
          <text:p text:style-name="P22"><text:span text:style-name="T22"><text:s text:c="4"/></text:span><text:span text:style-name="T22">END;</text:span></text:p>
          <text:p text:style-name="P22"><text:span text:style-name="T22">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4cm" svg:height="1.759cm" svg:x="16cm" svg:y="4.8cm">
          <draw:text-box>
            <text:p><text:span text:style-name="T17">Modula-2</text:span></text:p>
          </draw:text-box>
        </draw:frame>
        <draw:frame draw:style-name="gr7" draw:text-style-name="P19" draw:layer="layout" svg:width="5cm" svg:height="1.759cm" svg:x="4.7cm" svg:y="4.801cm">
          <draw:text-box>
            <text:p><text:span text:style-name="T17">COBOL</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 gnat make mt9x9.adb ; ./mt9x9</text:span></text:p>
          <text:p text:style-name="P24"><text:span text:style-name="T23"/></text:p>
          <text:p text:style-name="P24"><text:span text:style-name="T15">with Ada.Text_IO; use Ada.Text_IO;</text:span></text:p>
          <text:p text:style-name="P24"><text:span text:style-name="T15">procedure mt9x9 is</text:span></text:p>
          <text:p text:style-name="P24"><text:span text:style-name="T15"><text:s text:c="4"/></text:span><text:span text:style-name="T15">package IO is new Integer_IO (Integer); use IO;</text:span></text:p>
          <text:p text:style-name="P24"><text:span text:style-name="T15"><text:s text:c="4"/></text:span><text:span text:style-name="T15">V : array (1..3) of Integer := (1, 4, 7);</text:span></text:p>
          <text:p text:style-name="P24"><text:span text:style-name="T15">begin</text:span></text:p>
          <text:p text:style-name="P24"><text:span text:style-name="T15"><text:s text:c="4"/></text:span><text:span text:style-name="T15">for i of V loop</text:span></text:p>
          <text:p text:style-name="P24"><text:span text:style-name="T15"><text:s text:c="8"/></text:span><text:span text:style-name="T15">for j in 1..9 loop</text:span></text:p>
          <text:p text:style-name="P24"><text:span text:style-name="T15"><text:s text:c="12"/></text:span><text:span text:style-name="T15">for k in i..i+2 loop</text:span></text:p>
          <text:p text:style-name="P24"><text:span text:style-name="T15"><text:s text:c="16"/></text:span><text:span text:style-name="T15">Put (k, Width =&gt; 1); Put ("x"); Put (j, Width =&gt; 1);</text:span></text:p>
          <text:p text:style-name="P24"><text:span text:style-name="T15"><text:s text:c="16"/></text:span><text:span text:style-name="T15">Put ("="); Put (k*j, Width =&gt; 2); Put (ASCII.HT);</text:span></text:p>
          <text:p text:style-name="P24"><text:span text:style-name="T15"><text:s text:c="12"/></text:span><text:span text:style-name="T15">end loop;</text:span></text:p>
          <text:p text:style-name="P24"><text:span text:style-name="T15"><text:s text:c="12"/></text:span><text:span text:style-name="T15">New_Line;</text:span></text:p>
          <text:p text:style-name="P24"><text:span text:style-name="T15"><text:s text:c="8"/></text:span><text:span text:style-name="T15">end loop;</text:span></text:p>
          <text:p text:style-name="P24"><text:span text:style-name="T15"><text:s text:c="8"/></text:span><text:span text:style-name="T15">New_Line;</text:span></text:p>
          <text:p text:style-name="P24"><text:span text:style-name="T15"><text:s text:c="4"/></text:span><text:span text:style-name="T15">end loop;</text:span></text:p>
          <text:p text:style-name="P24"><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4">{ fpc mt9x9.pas ; ./mt9x9 }</text:span></text:p>
          <text:p text:style-name="P26"><text:span text:style-name="T23"/></text:p>
          <text:p text:style-name="P26"><text:span text:style-name="T15">program mt9x9;</text:span></text:p>
          <text:p text:style-name="P26"><text:span text:style-name="T15">uses SysUtils;</text:span></text:p>
          <text:p text:style-name="P26"><text:span text:style-name="T15">var</text:span></text:p>
          <text:p text:style-name="P26"><text:span text:style-name="T15"><text:s text:c="4"/></text:span><text:span text:style-name="T15">i, j, k : Integer;</text:span></text:p>
          <text:p text:style-name="P26"><text:span text:style-name="T15">begin</text:span></text:p>
          <text:p text:style-name="P26"><text:span text:style-name="T15"><text:s text:c="4"/></text:span><text:span text:style-name="T15">for i in [1, 4, 7] do</text:span></text:p>
          <text:p text:style-name="P26"><text:span text:style-name="T15"><text:s text:c="4"/></text:span><text:span text:style-name="T15">begin</text:span></text:p>
          <text:p text:style-name="P26"><text:span text:style-name="T15"><text:s text:c="8"/></text:span><text:span text:style-name="T15">for j := 1 to 9 do</text:span></text:p>
          <text:p text:style-name="P26"><text:span text:style-name="T15"><text:s text:c="8"/></text:span><text:span text:style-name="T15">begin</text:span></text:p>
          <text:p text:style-name="P26"><text:span text:style-name="T15"><text:s text:c="12"/></text:span><text:span text:style-name="T15">for k := i to i+2 do</text:span></text:p>
          <text:p text:style-name="P26"><text:span text:style-name="T15"><text:s text:c="12"/></text:span><text:span text:style-name="T15">begin</text:span></text:p>
          <text:p text:style-name="P26"><text:span text:style-name="T15"><text:s text:c="16"/></text:span><text:span text:style-name="T15">Write(Format('%dx%d=%2d'#9, [k, j, k*j]));</text:span></text:p>
          <text:p text:style-name="P26"><text:span text:style-name="T15"><text:s text:c="12"/></text:span><text:span text:style-name="T15">end;</text:span></text:p>
          <text:p text:style-name="P26"><text:span text:style-name="T15"><text:s text:c="12"/></text:span><text:span text:style-name="T15">Writeln;</text:span></text:p>
          <text:p text:style-name="P26"><text:span text:style-name="T15"><text:s text:c="8"/></text:span><text:span text:style-name="T15">end;</text:span></text:p>
          <text:p text:style-name="P26"><text:span text:style-name="T15"><text:s text:c="8"/></text:span><text:span text:style-name="T15">Writeln;</text:span></text:p>
          <text:p text:style-name="P26"><text:span text:style-name="T15"><text:s text:c="4"/></text:span><text:span text:style-name="T15">end;</text:span></text:p>
          <text:p text:style-name="P26"><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8" draw:layer="layout" svg:width="11.2cm" svg:height="11.4cm" svg:x="1.2cm" svg:y="6.8cm">
          <text:p text:style-name="P17"><text:span text:style-name="T14">#!/usr/bin/ocaml</text:span></text:p>
          <text:p text:style-name="P17"><text:span text:style-name="T14">(* ocaml mt9x9.ml || chmod +x mt9x9.ml ; ./mt9x9.ml *)</text:span></text:p>
          <text:p text:style-name="P17"><text:span text:style-name="T21"/></text:p>
          <text:p text:style-name="P17"><text:span text:style-name="T22">let () =</text:span></text:p>
          <text:p text:style-name="P17"><text:span text:style-name="T22"><text:s text:c="4"/></text:span><text:span text:style-name="T22">let fmt = Printf.printf "%dx%d=%2d" in</text:span></text:p>
          <text:p text:style-name="P17"><text:span text:style-name="T22"><text:s text:c="4"/></text:span><text:span text:style-name="T22">for i = 1 to 3 do</text:span></text:p>
          <text:p text:style-name="P17"><text:span text:style-name="T22"><text:s text:c="8"/></text:span><text:span text:style-name="T22">for j = 1 to 9 do</text:span></text:p>
          <text:p text:style-name="P17"><text:span text:style-name="T22"><text:s text:c="12"/></text:span><text:span text:style-name="T22">for k = i*3-2 to i*3 do</text:span></text:p>
          <text:p text:style-name="P17"><text:span text:style-name="T22"><text:s text:c="16"/></text:span><text:span text:style-name="T22">fmt k j (k*j);</text:span></text:p>
          <text:p text:style-name="P17"><text:span text:style-name="T22"><text:s text:c="16"/></text:span><text:span text:style-name="T22">print_string "\t"; </text:span></text:p>
          <text:p text:style-name="P17"><text:span text:style-name="T22"><text:s text:c="12"/></text:span><text:span text:style-name="T22">done;</text:span></text:p>
          <text:p text:style-name="P17"><text:span text:style-name="T22"><text:s text:c="12"/></text:span><text:span text:style-name="T22">print_newline()</text:span></text:p>
          <text:p text:style-name="P17"><text:span text:style-name="T22"><text:s text:c="8"/></text:span><text:span text:style-name="T22">done;</text:span></text:p>
          <text:p text:style-name="P17"><text:span text:style-name="T22"><text:s text:c="8"/></text:span><text:span text:style-name="T22">print_newline()</text:span></text:p>
          <text:p text:style-name="P17"><text:span text:style-name="T22"><text:s text:c="4"/></text:span><text:span text:style-name="T22">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23"/></text:p>
          <text:p text:style-name="P17"><text:span text:style-name="T15">program mt9x9</text:span></text:p>
          <text:p text:style-name="P17"><text:span text:style-name="T15"><text:s text:c="4"/></text:span><text:span text:style-name="T15">implicit none</text:span></text:p>
          <text:p text:style-name="P17"><text:span text:style-name="T15"><text:s text:c="4"/></text:span><text:span text:style-name="T15">integer :: i, j, k</text:span></text:p>
          <text:p text:style-name="P17"><text:span text:style-name="T15"><text:s text:c="4"/></text:span><text:span text:style-name="T15">character(len=24) :: format</text:span></text:p>
          <text:p text:style-name="P17"><text:span text:style-name="T15"><text:s text:c="4"/></text:span><text:span text:style-name="T15">do i = 1, 9, 3</text:span></text:p>
          <text:p text:style-name="P17"><text:span text:style-name="T15"><text:s text:c="4"/></text:span><text:span text:style-name="T15">format = "(3(i1, a, i1, a, i2, a))"</text:span></text:p>
          <text:p text:style-name="P17"><text:span text:style-name="T15"><text:s text:c="4"/></text:span><text:span text:style-name="T15">write(*,format) ((k, 'x', j, '=', k*j, char(9), k = i, i+2), j = 1, 9)</text:span></text:p>
          <text:p text:style-name="P17"><text:span text:style-name="T15"><text:s text:c="4"/></text:span><text:span text:style-name="T15">write(*,*) </text:span></text:p>
          <text:p text:style-name="P17"><text:span text:style-name="T15"><text:s text:c="4"/></text:span><text:span text:style-name="T15">end do</text:span></text:p>
          <text:p text:style-name="P17"><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Fortran</text:span></text:p>
          </draw:text-box>
        </draw:frame>
        <draw:frame draw:style-name="gr7" draw:text-style-name="P19" draw:layer="layout" svg:width="5cm" svg:height="1.759cm" svg:x="4.7cm" svg:y="4.801cm">
          <draw:text-box>
            <text:p><text:span text:style-name="T17">OCaml</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3"/></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17"><text:span text:style-name="T18">#!/usr/bin/rebol -q</text:span></text:p>
          <text:p text:style-name="P17"><text:span text:style-name="T18">; rebol -q mt9x9.r || ( chmod +x mt9x9.r ; ./mt9x9.r )</text:span></text:p>
          <text:p text:style-name="P17"><text:span text:style-name="T19"/></text:p>
          <text:p text:style-name="P17"><text:span text:style-name="T20">rebol []</text:span></text:p>
          <text:p text:style-name="P17"><text:span text:style-name="T20">foreach i [1 4 7] [</text:span></text:p>
          <text:p text:style-name="P17"><text:span text:style-name="T20"><text:s text:c="4"/></text:span><text:span text:style-name="T20">repeat j 9 [</text:span></text:p>
          <text:p text:style-name="P17"><text:span text:style-name="T20"><text:s text:c="8"/></text:span><text:span text:style-name="T20">for k i (i + 2) 1 [</text:span></text:p>
          <text:p text:style-name="P17"><text:span text:style-name="T20"><text:s text:c="12"/></text:span><text:span text:style-name="T20">prin rejoin [k "x" j "=" either k * j &lt; 10 [" "] [""] k * j tab]</text:span></text:p>
          <text:p text:style-name="P17"><text:span text:style-name="T20"><text:s text:c="8"/></text:span><text:span text:style-name="T20">]</text:span></text:p>
          <text:p text:style-name="P17"><text:span text:style-name="T20"><text:s text:c="8"/></text:span><text:span text:style-name="T20">print ""</text:span></text:p>
          <text:p text:style-name="P17"><text:span text:style-name="T20"><text:s text:c="4"/></text:span><text:span text:style-name="T20">]</text:span></text:p>
          <text:p text:style-name="P17"><text:span text:style-name="T20"><text:s text:c="4"/></text:span><text:span text:style-name="T20">print ""</text:span></text:p>
          <text:p text:style-name="P17"><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3"/></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3"/></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cout &lt;&lt; endl;</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3"/></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echo "\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3"/></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3"/></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l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3"/></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3"/></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3"/></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print()</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4cm" svg:height="1.759cm" svg:x="17.4cm" svg:y="4.8cm">
          <draw:text-box>
            <text:p><text:span text:style-name="T17">Lua</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3"/></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echo</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23"/></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TCL</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3"/></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3"/></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printl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6cm" svg:height="1.759cm" svg:x="17.8cm" svg:y="4.8cm">
          <draw:text-box>
            <text:p><text:span text:style-name="T17">Go</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24"/></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uts</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3"/></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l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usr/bin/guile -s</text:span></text:p>
          <text:p text:style-name="P30"><text:span text:style-name="T14">!#</text:span></text:p>
          <text:p text:style-name="P30"><text:span text:style-name="T14">; guile mt9x9.scm || ( chmod +x mt9x9.scm ; ./mt9x9.scm )</text:span></text:p>
          <text:p text:style-name="P30"><text:span text:style-name="T23"/></text:p>
          <text:p text:style-name="P30"><text:span text:style-name="T15">(use-modules (ice-9 format))</text:span></text:p>
          <text:p text:style-name="P30"><text:span text:style-name="T15">(for-each</text:span></text:p>
          <text:p text:style-name="P30"><text:span text:style-name="T15"><text:s text:c="4"/></text:span><text:span text:style-name="T15">(lambda (i)</text:span></text:p>
          <text:p text:style-name="P30"><text:span text:style-name="T15"><text:s text:c="8"/></text:span><text:span text:style-name="T15">(for-each</text:span></text:p>
          <text:p text:style-name="P30"><text:span text:style-name="T15"><text:s text:c="12"/></text:span><text:span text:style-name="T15">(lambda (j)</text:span></text:p>
          <text:p text:style-name="P30"><text:span text:style-name="T15"><text:s text:c="16"/></text:span><text:span text:style-name="T15">(for-each</text:span></text:p>
          <text:p text:style-name="P30"><text:span text:style-name="T15"><text:s text:c="20"/></text:span><text:span text:style-name="T15">(lambda (k)</text:span></text:p>
          <text:p text:style-name="P30"><text:span text:style-name="T15"><text:s text:c="25"/></text:span><text:span text:style-name="T15">(format #t "~dx~d=~2d~c" k j (* k j) #\tab))</text:span></text:p>
          <text:p text:style-name="P30"><text:span text:style-name="T15"><text:s text:c="20"/></text:span><text:span text:style-name="T15">(list i (+ i 1) (+ i 2)))</text:span></text:p>
          <text:p text:style-name="P30"><text:span text:style-name="T15"><text:s text:c="16"/></text:span><text:span text:style-name="T15">(newline))</text:span></text:p>
          <text:p text:style-name="P30"><text:span text:style-name="T15"><text:s text:c="12"/></text:span><text:span text:style-name="T15">'(1 2 3 4 5 6 7 8 9))</text:span></text:p>
          <text:p text:style-name="P30"><text:span text:style-name="T15"><text:s text:c="8"/></text:span><text:span text:style-name="T15">(newline))</text:span></text:p>
          <text:p text:style-name="P30"><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gcl -f</text:span></text:p>
          <text:p text:style-name="P17"><text:span text:style-name="T14">; gcl -f mt9x9.gcl || ( chmod +x mt9x9.gcl ; ./mt9x9.gcl )</text:span></text:p>
          <text:p text:style-name="P17"><text:span text:style-name="T23"/></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format t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3"/></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cr</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4">%!PS</text:span></text:p>
          <text:p text:style-name="P30"><text:span text:style-name="T14">% gs -q -dNODISPLAY -dBATCH mt9x9.ps</text:span></text:p>
          <text:p text:style-name="P30"><text:span text:style-name="T23"/></text:p>
          <text:p text:style-name="P30"><text:span text:style-name="T15">1 3 9 {</text:span></text:p>
          <text:p text:style-name="P30"><text:span text:style-name="T15"><text:s text:c="4"/></text:span><text:span text:style-name="T15">/i exch def</text:span></text:p>
          <text:p text:style-name="P30"><text:span text:style-name="T15"><text:s text:c="4"/></text:span><text:span text:style-name="T15">1 1 9 {</text:span></text:p>
          <text:p text:style-name="P30"><text:span text:style-name="T15"><text:s text:c="8"/></text:span><text:span text:style-name="T15">/j exch def</text:span></text:p>
          <text:p text:style-name="P30"><text:span text:style-name="T15"><text:s text:c="8"/></text:span><text:span text:style-name="T15">i 1 i 2 add {</text:span></text:p>
          <text:p text:style-name="P30"><text:span text:style-name="T15"><text:s text:c="12"/></text:span><text:span text:style-name="T15">/k exch def</text:span></text:p>
          <text:p text:style-name="P30"><text:span text:style-name="T15"><text:s text:c="12"/></text:span><text:span text:style-name="T15">k 1 string cvs print (x) print</text:span></text:p>
          <text:p text:style-name="P30"><text:span text:style-name="T15"><text:s text:c="12"/></text:span><text:span text:style-name="T15">j 1 string cvs print (=) print</text:span></text:p>
          <text:p text:style-name="P30"><text:span text:style-name="T15"><text:s text:c="12"/></text:span><text:span text:style-name="T15">k j mul dup 10 lt {</text:span></text:p>
          <text:p text:style-name="P30"><text:span text:style-name="T15"><text:s text:c="16"/></text:span><text:span text:style-name="T15">( ) print</text:span></text:p>
          <text:p text:style-name="P30"><text:span text:style-name="T15"><text:s text:c="12"/></text:span><text:span text:style-name="T15">} if 2 string cvs print (\t) print</text:span></text:p>
          <text:p text:style-name="P30"><text:span text:style-name="T15"><text:s text:c="8"/></text:span><text:span text:style-name="T15">} for () =</text:span></text:p>
          <text:p text:style-name="P30"><text:span text:style-name="T15"><text:s text:c="4"/></text:span><text:span text:style-name="T15">} for () =</text:span></text:p>
          <text:p text:style-name="P30"><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usr/bin/Rscript</text:span></text:p>
          <text:p text:style-name="P17"><text:span text:style-name="T14"># Rscript mt9x9.R || ( chmod +x mt9x9.R ; ./mt9x9.R )</text:span></text:p>
          <text:p text:style-name="P17"><text:span text:style-name="T24"/></text:p>
          <text:p text:style-name="P17"><text:span text:style-name="T15">for(i in seq(1, 9, by=3)) {</text:span></text:p>
          <text:p text:style-name="P17"><text:span text:style-name="T15"><text:s text:c="4"/></text:span><text:span text:style-name="T15">for(j in 1:9) {</text:span></text:p>
          <text:p text:style-name="P17"><text:span text:style-name="T15"><text:s text:c="8"/></text:span><text:span text:style-name="T15">for(k in i:(i+2)) {</text:span></text:p>
          <text:p text:style-name="P17"><text:span text:style-name="T15"><text:s text:c="12"/></text:span><text:span text:style-name="T15">cat(sprintf("%dx%d=%2d\t", k, j, k*j))</text:span></text:p>
          <text:p text:style-name="P17"><text:span text:style-name="T15"><text:s text:c="8"/></text:span><text:span text:style-name="T15">}</text:span></text:p>
          <text:p text:style-name="P17"><text:span text:style-name="T15"><text:s text:c="8"/></text:span><text:span text:style-name="T15">cat("\n")</text:span></text:p>
          <text:p text:style-name="P17"><text:span text:style-name="T15"><text:s text:c="4"/></text:span><text:span text:style-name="T15">}</text:span></text:p>
          <text:p text:style-name="P17"><text:span text:style-name="T15"><text:s text:c="4"/></text:span><text:span text:style-name="T15">cat("\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11.2cm" svg:height="11.4cm" svg:x="13.154cm" svg:y="6.8cm">
          <text:p text:style-name="P17"><text:span text:style-name="T14">#!/usr/bin/hbrun</text:span></text:p>
          <text:p text:style-name="P17"><text:span text:style-name="T14">* hbrun mt9x9.prg || ( chmod +x mt9x9.prg ; ./mt9x9.prg )</text:span></text:p>
          <text:p text:style-name="P17"><text:span text:style-name="T23"/></text:p>
          <text:p text:style-name="P17"><text:span text:style-name="T15">local i, j, k</text:span></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each k in {i, i+1, i+2}</text:span></text:p>
          <text:p text:style-name="P17"><text:span text:style-name="T15"><text:s text:c="12"/></text:span><text:span text:style-name="T15">?? str(k, 1) + "x" + str(j, 1) + "=" + str(k*j, 2) + chr(9)</text:span></text:p>
          <text:p text:style-name="P17"><text:span text:style-name="T15"><text:s text:c="8"/></text:span><text:span text:style-name="T15">next</text:span></text:p>
          <text:p text:style-name="P17"><text:span text:style-name="T15"><text:s text:c="8"/></text:span><text:span text:style-name="T15">?? chr(10)</text:span></text:p>
          <text:p text:style-name="P17"><text:span text:style-name="T15"><text:s text:c="4"/></text:span><text:span text:style-name="T15">next</text:span></text:p>
          <text:p text:style-name="P17"><text:span text:style-name="T15"><text:s text:c="4"/></text:span><text:span text:style-name="T15">?</text:span></text:p>
          <text:p text:style-name="P17"><text:span text:style-name="T15">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5cm" svg:height="1.759cm" svg:x="16.7cm" svg:y="4.8cm">
          <draw:text-box>
            <text:p><text:span text:style-name="T17">xBASE</text:span></text:p>
          </draw:text-box>
        </draw:frame>
        <draw:frame draw:style-name="gr9" draw:text-style-name="P19" draw:layer="layout" svg:width="1.8cm" svg:height="1.759cm" svg:x="6.3cm" svg:y="4.801cm">
          <draw:text-box>
            <text:p><text:span text:style-name="T17">R</text:span></text:p>
          </draw:text-box>
        </draw:frame>
        <presentation:notes draw:style-name="dp2">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24"/></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julia</text:span></text:p>
          <text:p text:style-name="P17"><text:span text:style-name="T14"># julia mt9x9.jl || ( chmod +x mt9x9.jl ; ./mt9x9.jl )</text:span></text:p>
          <text:p text:style-name="P17"><text:span text:style-name="T23"/></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1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9"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5">&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0" draw:style-name="dp1" draw:master-page-name="資訊未來大自由_5f_封底" presentation:presentation-page-layout-name="AL1T0" presentation:use-date-time-name="dtd1">
        <office:forms form:automatic-focus="false" form:apply-design-mode="false"/>
        <draw:frame presentation:style-name="pr7" draw:text-style-name="P33" draw:layer="layout" svg:width="10.508cm" svg:height="3.176cm" svg:x="4.913cm" svg:y="4.525cm" presentation:class="title" presentation:user-transformed="true">
          <draw:text-box>
            <text:p text:style-name="P32"><text:span text:style-name="T26">Thank you!</text:span></text:p>
          </draw:text-box>
        </draw:frame>
        <draw:custom-shape draw:style-name="gr2" draw:text-style-name="P35" draw:layer="layout" svg:width="14.9cm" svg:height="0.896cm" svg:x="10.221cm" svg:y="17.936cm">
          <text:p text:style-name="P34"><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0" presentation:class="page"/>
          <draw:frame presentation:style-name="pr8" draw:text-style-name="P36" draw:layer="layout" svg:width="15.239cm" svg:height="11.43cm" svg:x="1.905cm" svg:y="12.065cm" presentation:class="notes" presentation:user-transformed="true">
            <draw:text-box>
              <text:p text:style-name="P11"><text:span text:style-name="T27">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Linux_X86_64 LibreOffice_project/10$Build-1</meta:generator>
    <meta:creation-date>2014-02-17T14:06:43.699510764</meta:creation-date>
    <dc:language>en-US</dc:language>
    <meta:editing-cycles>279</meta:editing-cycles>
    <meta:editing-duration>P1DT9H16M57S</meta:editing-duration>
    <meta:initial-creator>root </meta:initial-creator>
    <dc:date>2018-12-24T13:50:57.776956921</dc:date>
    <meta:document-statistic meta:object-count="211"/>
    <meta:user-defined meta:name="Info 1"/>
    <meta:user-defined meta:name="Info 2"/>
    <meta:user-defined meta:name="Info 3"/>
    <meta:user-defined meta:name="Info 4"/>
  </office:meta>
</office:document-meta>
</file>